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7M00S" calcext:value-type="time">
            <text:p>05:37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00/00/00</text:date>, <text:time style:data-style-name="N2" text:time-value="07:01:23.42202484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13T07:01:29.475292500</dc:date>
    <meta:editing-duration>PT23M21S</meta:editing-duration>
    <meta:editing-cycles>50</meta:editing-cycles>
    <meta:generator>LibreOffice/25.2.3.2$Linux_X86_64 LibreOffice_project/520$Build-2</meta:generator>
    <meta:document-statistic meta:table-count="3" meta:cell-count="141" meta:object-count="0"/>
  </office:meta>
</office:document-meta>
</file>